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19.79mm"/>
    </style:style>
    <style:style style:name="co3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19.01mm"/>
    </style:style>
    <style:style style:name="co5" style:family="table-column">
      <style:table-column-properties fo:break-before="auto" style:column-width="19.4mm"/>
    </style:style>
    <style:style style:name="co6" style:family="table-column">
      <style:table-column-properties fo:break-before="auto" style:column-width="19.21mm"/>
    </style:style>
    <style:style style:name="co7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18.63mm"/>
    </style:style>
    <style:style style:name="co12" style:family="table-column">
      <style:table-column-properties fo:break-before="auto" style:column-width="17.4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6.9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9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      中 華 民 國 103 年 6 月 份" calcext:value-type="string">
              <text:p><text:s text:c="7"/>中 華 民 國 103 年 6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27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28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5153" calcext:value-type="float">
            <text:p><text:s text:c="3"/>5,153 </text:p>
          </table:table-cell>
          <table:table-cell table:style-name="ce23" office:value-type="float" office:value="0.220337186447634" calcext:value-type="float">
            <text:p><text:s text:c="3"/>0.22 </text:p>
          </table:table-cell>
          <table:table-cell table:style-name="ce23" office:value-type="float" office:value="2.68047379775207" calcext:value-type="float">
            <text:p><text:s text:c="3"/>2.68 </text:p>
          </table:table-cell>
          <table:table-cell table:style-name="ce17" office:value-type="float" office:value="3756" calcext:value-type="float">
            <text:p><text:s text:c="3"/>3,756 </text:p>
          </table:table-cell>
          <table:table-cell table:style-name="ce23" office:value-type="float" office:value="0.160585155890413" calcext:value-type="float">
            <text:p><text:s text:c="3"/>0.16 </text:p>
          </table:table-cell>
          <table:table-cell table:style-name="ce23" office:value-type="float" office:value="1.95" calcext:value-type="float">
            <text:p><text:s text:c="3"/>1.95 </text:p>
          </table:table-cell>
          <table:table-cell table:style-name="ce17" office:value-type="float" office:value="16420" calcext:value-type="float">
            <text:p><text:s text:c="3"/>16,420 </text:p>
          </table:table-cell>
          <table:table-cell table:style-name="ce23" office:value-type="float" office:value="0.702025628253616" calcext:value-type="float">
            <text:p><text:s text:c="3"/>0.70 </text:p>
          </table:table-cell>
          <table:table-cell table:style-name="ce23" office:value-type="float" office:value="8.54" calcext:value-type="float">
            <text:p><text:s text:c="3"/>8.54 </text:p>
          </table:table-cell>
          <table:table-cell table:style-name="ce17" office:value-type="float" office:value="12664" calcext:value-type="float">
            <text:p><text:s text:c="3"/>12,664 </text:p>
          </table:table-cell>
          <table:table-cell table:style-name="ce23" office:value-type="float" office:value="0.541440472363203" calcext:value-type="float">
            <text:p><text:s text:c="3"/>0.54 </text:p>
          </table:table-cell>
          <table:table-cell table:style-name="ce23" office:value-type="float" office:value="6.59" calcext:value-type="float">
            <text:p><text:s text:c="3"/>6.59 </text:p>
          </table:table-cell>
          <table:table-cell table:style-name="ce17" office:value-type="float" office:value="12345" calcext:value-type="float">
            <text:p><text:s text:c="3"/>12,345 </text:p>
          </table:table-cell>
          <table:table-cell table:style-name="ce23" office:value-type="float" office:value="0.52780185023087" calcext:value-type="float">
            <text:p><text:s text:c="3"/>0.53 </text:p>
          </table:table-cell>
          <table:table-cell table:style-name="ce23" office:value-type="float" office:value="6.42" calcext:value-type="float">
            <text:p><text:s text:c="3"/>6.42 </text:p>
          </table:table-cell>
          <table:table-cell table:style-name="ce17" office:value-type="float" office:value="4498" calcext:value-type="float">
            <text:p><text:s text:c="3"/>4,498 </text:p>
          </table:table-cell>
          <table:table-cell table:style-name="ce23" office:value-type="float" office:value="0.192308847496027" calcext:value-type="float">
            <text:p><text:s text:c="3"/>0.19 </text:p>
          </table:table-cell>
          <table:table-cell table:style-name="ce38" office:value-type="float" office:value="2.34" calcext:value-type="float">
            <text:p><text:s text:c="3"/>2.34 </text:p>
          </table:table-cell>
          <table:table-cell table:style-name="ce41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733" calcext:value-type="float">
            <text:p><text:s text:c="3"/>733 </text:p>
          </table:table-cell>
          <table:table-cell table:style-name="ce23" office:value-type="float" office:value="0.185288404055111" calcext:value-type="float">
            <text:p><text:s text:c="3"/>0.19 </text:p>
          </table:table-cell>
          <table:table-cell table:style-name="ce23" office:value-type="float" office:value="2.25413341694551" calcext:value-type="float">
            <text:p><text:s text:c="3"/>2.25 </text:p>
          </table:table-cell>
          <table:table-cell table:style-name="ce29" office:value-type="float" office:value="1421" calcext:value-type="float">
            <text:p><text:s text:c="3"/>1,421 </text:p>
          </table:table-cell>
          <table:table-cell table:style-name="ce23" office:value-type="float" office:value="0.359168392473741" calcext:value-type="float">
            <text:p><text:s text:c="3"/>0.36 </text:p>
          </table:table-cell>
          <table:table-cell table:style-name="ce23" office:value-type="float" office:value="4.37" calcext:value-type="float">
            <text:p><text:s text:c="3"/>4.37 </text:p>
          </table:table-cell>
          <table:table-cell table:style-name="ce29" office:value-type="float" office:value="3081" calcext:value-type="float">
            <text:p><text:s text:c="3"/>3,081 </text:p>
          </table:table-cell>
          <table:table-cell table:style-name="ce23" office:value-type="float" office:value="0.778745824920195" calcext:value-type="float">
            <text:p><text:s text:c="3"/>0.78 </text:p>
          </table:table-cell>
          <table:table-cell table:style-name="ce23" office:value-type="float" office:value="9.47" calcext:value-type="float">
            <text:p><text:s text:c="3"/>9.47 </text:p>
          </table:table-cell>
          <table:table-cell table:style-name="ce29" office:value-type="float" office:value="1660" calcext:value-type="float">
            <text:p><text:s text:c="3"/>1,660 </text:p>
          </table:table-cell>
          <table:table-cell table:style-name="ce23" office:value-type="float" office:value="0.419577432446454" calcext:value-type="float">
            <text:p><text:s text:c="3"/>0.42 </text:p>
          </table:table-cell>
          <table:table-cell table:style-name="ce23" office:value-type="float" office:value="5.1" calcext:value-type="float">
            <text:p><text:s text:c="3"/>5.10 </text:p>
          </table:table-cell>
          <table:table-cell table:style-name="ce29" office:value-type="float" office:value="2460" calcext:value-type="float">
            <text:p><text:s text:c="3"/>2,460 </text:p>
          </table:table-cell>
          <table:table-cell table:style-name="ce23" office:value-type="float" office:value="0.621783423986913" calcext:value-type="float">
            <text:p><text:s text:c="3"/>0.62 </text:p>
          </table:table-cell>
          <table:table-cell table:style-name="ce23" office:value-type="float" office:value="7.57" calcext:value-type="float">
            <text:p><text:s text:c="3"/>7.57 </text:p>
          </table:table-cell>
          <table:table-cell table:style-name="ce29" office:value-type="float" office:value="822" calcext:value-type="float">
            <text:p><text:s text:c="3"/>822 </text:p>
          </table:table-cell>
          <table:table-cell table:style-name="ce23" office:value-type="float" office:value="0.207766656307822" calcext:value-type="float">
            <text:p><text:s text:c="3"/>0.21 </text:p>
          </table:table-cell>
          <table:table-cell table:style-name="ce38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534" calcext:value-type="float">
            <text:p><text:s text:c="3"/>1,534 </text:p>
          </table:table-cell>
          <table:table-cell table:style-name="ce23" office:value-type="float" office:value="0.569807342714229" calcext:value-type="float">
            <text:p><text:s text:c="3"/>0.57 </text:p>
          </table:table-cell>
          <table:table-cell table:style-name="ce23" office:value-type="float" office:value="6.93068142643973" calcext:value-type="float">
            <text:p><text:s text:c="3"/>6.93 </text:p>
          </table:table-cell>
          <table:table-cell table:style-name="ce29" office:value-type="float" office:value="926" calcext:value-type="float">
            <text:p><text:s text:c="3"/>926 </text:p>
          </table:table-cell>
          <table:table-cell table:style-name="ce23" office:value-type="float" office:value="0.343866567888581" calcext:value-type="float">
            <text:p><text:s text:c="3"/>0.34 </text:p>
          </table:table-cell>
          <table:table-cell table:style-name="ce23" office:value-type="float" office:value="4.18" calcext:value-type="float">
            <text:p><text:s text:c="3"/>4.18 </text:p>
          </table:table-cell>
          <table:table-cell table:style-name="ce29" office:value-type="float" office:value="2212" calcext:value-type="float">
            <text:p><text:s text:c="3"/>2,212 </text:p>
          </table:table-cell>
          <table:table-cell table:style-name="ce23" office:value-type="float" office:value="0.821417762602097" calcext:value-type="float">
            <text:p><text:s text:c="3"/>0.82 </text:p>
          </table:table-cell>
          <table:table-cell table:style-name="ce23" office:value-type="float" office:value="9.99" calcext:value-type="float">
            <text:p><text:s text:c="3"/>9.99 </text:p>
          </table:table-cell>
          <table:table-cell table:style-name="ce29" office:value-type="float" office:value="1286" calcext:value-type="float">
            <text:p><text:s text:c="3"/>1,286 </text:p>
          </table:table-cell>
          <table:table-cell table:style-name="ce23" office:value-type="float" office:value="0.477551194713516" calcext:value-type="float">
            <text:p><text:s text:c="3"/>0.48 </text:p>
          </table:table-cell>
          <table:table-cell table:style-name="ce23" office:value-type="float" office:value="5.81" calcext:value-type="float">
            <text:p><text:s text:c="3"/>5.81 </text:p>
          </table:table-cell>
          <table:table-cell table:style-name="ce29" office:value-type="float" office:value="1566" calcext:value-type="float">
            <text:p><text:s text:c="3"/>1,566 </text:p>
          </table:table-cell>
          <table:table-cell table:style-name="ce23" office:value-type="float" office:value="0.581528126688465" calcext:value-type="float">
            <text:p><text:s text:c="3"/>0.58 </text:p>
          </table:table-cell>
          <table:table-cell table:style-name="ce23" office:value-type="float" office:value="7.08" calcext:value-type="float">
            <text:p><text:s text:c="3"/>7.08 </text:p>
          </table:table-cell>
          <table:table-cell table:style-name="ce29" office:value-type="float" office:value="443" calcext:value-type="float">
            <text:p><text:s text:c="3"/>443 </text:p>
          </table:table-cell>
          <table:table-cell table:style-name="ce23" office:value-type="float" office:value="0.164506360231794" calcext:value-type="float">
            <text:p><text:s text:c="3"/>0.16 </text:p>
          </table:table-cell>
          <table:table-cell table:style-name="ce38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215" calcext:value-type="float">
            <text:p><text:s text:c="3"/>1,215 </text:p>
          </table:table-cell>
          <table:table-cell table:style-name="ce23" office:value-type="float" office:value="0.448815957014144" calcext:value-type="float">
            <text:p><text:s text:c="3"/>0.45 </text:p>
          </table:table-cell>
          <table:table-cell table:style-name="ce23" office:value-type="float" office:value="5.4593690177069" calcext:value-type="float">
            <text:p><text:s text:c="3"/>5.46 </text:p>
          </table:table-cell>
          <table:table-cell table:style-name="ce29" office:value-type="float" office:value="761" calcext:value-type="float">
            <text:p><text:s text:c="3"/>761 </text:p>
          </table:table-cell>
          <table:table-cell table:style-name="ce23" office:value-type="float" office:value="0.281047172161336" calcext:value-type="float">
            <text:p><text:s text:c="3"/>0.28 </text:p>
          </table:table-cell>
          <table:table-cell table:style-name="ce23" office:value-type="float" office:value="3.42" calcext:value-type="float">
            <text:p><text:s text:c="3"/>3.42 </text:p>
          </table:table-cell>
          <table:table-cell table:style-name="ce29" office:value-type="float" office:value="2028" calcext:value-type="float">
            <text:p><text:s text:c="3"/>2,028 </text:p>
          </table:table-cell>
          <table:table-cell table:style-name="ce23" office:value-type="float" office:value="0.74896670846674" calcext:value-type="float">
            <text:p><text:s text:c="3"/>0.75 </text:p>
          </table:table-cell>
          <table:table-cell table:style-name="ce23" office:value-type="float" office:value="9.11" calcext:value-type="float">
            <text:p><text:s text:c="3"/>9.11 </text:p>
          </table:table-cell>
          <table:table-cell table:style-name="ce29" office:value-type="float" office:value="1267" calcext:value-type="float">
            <text:p><text:s text:c="3"/>1,267 </text:p>
          </table:table-cell>
          <table:table-cell table:style-name="ce23" office:value-type="float" office:value="0.467919536305404" calcext:value-type="float">
            <text:p><text:s text:c="3"/>0.47 </text:p>
          </table:table-cell>
          <table:table-cell table:style-name="ce23" office:value-type="float" office:value="5.69" calcext:value-type="float">
            <text:p><text:s text:c="3"/>5.69 </text:p>
          </table:table-cell>
          <table:table-cell table:style-name="ce29" office:value-type="float" office:value="1446" calcext:value-type="float">
            <text:p><text:s text:c="3"/>1,446 </text:p>
          </table:table-cell>
          <table:table-cell table:style-name="ce23" office:value-type="float" office:value="0.5340265584038" calcext:value-type="float">
            <text:p><text:s text:c="3"/>0.53 </text:p>
          </table:table-cell>
          <table:table-cell table:style-name="ce23" office:value-type="float" office:value="6.5" calcext:value-type="float">
            <text:p><text:s text:c="3"/>6.50 </text:p>
          </table:table-cell>
          <table:table-cell table:style-name="ce29" office:value-type="float" office:value="513" calcext:value-type="float">
            <text:p><text:s text:c="3"/>513 </text:p>
          </table:table-cell>
          <table:table-cell table:style-name="ce23" office:value-type="float" office:value="0.189457554952385" calcext:value-type="float">
            <text:p><text:s text:c="3"/>0.19 </text:p>
          </table:table-cell>
          <table:table-cell table:style-name="ce38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77" calcext:value-type="float">
            <text:p><text:s text:c="3"/>177 </text:p>
          </table:table-cell>
          <table:table-cell table:style-name="ce23" office:value-type="float" office:value="0.0940056775180377" calcext:value-type="float">
            <text:p><text:s text:c="3"/>0.09 </text:p>
          </table:table-cell>
          <table:table-cell table:style-name="ce23" office:value-type="float" office:value="1.14368198683611" calcext:value-type="float">
            <text:p><text:s text:c="3"/>1.14 </text:p>
          </table:table-cell>
          <table:table-cell table:style-name="ce29" office:value-type="float" office:value="136" calcext:value-type="float">
            <text:p><text:s text:c="3"/>136 </text:p>
          </table:table-cell>
          <table:table-cell table:style-name="ce23" office:value-type="float" office:value="0.0722269562153287" calcext:value-type="float">
            <text:p><text:s text:c="3"/>0.07 </text:p>
          </table:table-cell>
          <table:table-cell table:style-name="ce23" office:value-type="float" office:value="0.88" calcext:value-type="float">
            <text:p><text:s text:c="3"/>0.88 </text:p>
          </table:table-cell>
          <table:table-cell table:style-name="ce29" office:value-type="float" office:value="1232" calcext:value-type="float">
            <text:p><text:s text:c="3"/>1,232 </text:p>
          </table:table-cell>
          <table:table-cell table:style-name="ce23" office:value-type="float" office:value="0.654291250421213" calcext:value-type="float">
            <text:p><text:s text:c="3"/>0.65 </text:p>
          </table:table-cell>
          <table:table-cell table:style-name="ce23" office:value-type="float" office:value="7.96" calcext:value-type="float">
            <text:p><text:s text:c="3"/>7.96 </text:p>
          </table:table-cell>
          <table:table-cell table:style-name="ce29" office:value-type="float" office:value="1096" calcext:value-type="float">
            <text:p><text:s text:c="3"/>1,096 </text:p>
          </table:table-cell>
          <table:table-cell table:style-name="ce23" office:value-type="float" office:value="0.582064294205885" calcext:value-type="float">
            <text:p><text:s text:c="3"/>0.58 </text:p>
          </table:table-cell>
          <table:table-cell table:style-name="ce23" office:value-type="float" office:value="7.08" calcext:value-type="float">
            <text:p><text:s text:c="3"/>7.08 </text:p>
          </table:table-cell>
          <table:table-cell table:style-name="ce29" office:value-type="float" office:value="881" calcext:value-type="float">
            <text:p><text:s text:c="3"/>881 </text:p>
          </table:table-cell>
          <table:table-cell table:style-name="ce23" office:value-type="float" office:value="0.467881973718416" calcext:value-type="float">
            <text:p><text:s text:c="3"/>0.47 </text:p>
          </table:table-cell>
          <table:table-cell table:style-name="ce23" office:value-type="float" office:value="5.69" calcext:value-type="float">
            <text:p><text:s text:c="3"/>5.69 </text:p>
          </table:table-cell>
          <table:table-cell table:style-name="ce29" office:value-type="float" office:value="361" calcext:value-type="float">
            <text:p><text:s text:c="3"/>361 </text:p>
          </table:table-cell>
          <table:table-cell table:style-name="ce23" office:value-type="float" office:value="0.191720082306865" calcext:value-type="float">
            <text:p><text:s text:c="3"/>0.19 </text:p>
          </table:table-cell>
          <table:table-cell table:style-name="ce38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19" calcext:value-type="float">
            <text:p><text:s/>－119 </text:p>
          </table:table-cell>
          <table:table-cell table:style-name="ce23" office:value-type="float" office:value="-0.0428455956347899" calcext:value-type="float">
            <text:p><text:s/>－0.04 </text:p>
          </table:table-cell>
          <table:table-cell table:style-name="ce23" office:value-type="float" office:value="-0.521299247911668" calcext:value-type="float">
            <text:p><text:s/>－0.52 </text:p>
          </table:table-cell>
          <table:table-cell table:style-name="ce29" office:value-type="float" office:value="156" calcext:value-type="float">
            <text:p><text:s text:c="3"/>156 </text:p>
          </table:table-cell>
          <table:table-cell table:style-name="ce23" office:value-type="float" office:value="0.0561685387412595" calcext:value-type="float">
            <text:p><text:s text:c="3"/>0.06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9" office:value-type="float" office:value="1740" calcext:value-type="float">
            <text:p><text:s text:c="3"/>1,740 </text:p>
          </table:table-cell>
          <table:table-cell table:style-name="ce23" office:value-type="float" office:value="0.626495239806355" calcext:value-type="float">
            <text:p><text:s text:c="3"/>0.63 </text:p>
          </table:table-cell>
          <table:table-cell table:style-name="ce23" office:value-type="float" office:value="7.62" calcext:value-type="float">
            <text:p><text:s text:c="3"/>7.62 </text:p>
          </table:table-cell>
          <table:table-cell table:style-name="ce29" office:value-type="float" office:value="1584" calcext:value-type="float">
            <text:p><text:s text:c="3"/>1,584 </text:p>
          </table:table-cell>
          <table:table-cell table:style-name="ce23" office:value-type="float" office:value="0.570326701065096" calcext:value-type="float">
            <text:p><text:s text:c="3"/>0.57 </text:p>
          </table:table-cell>
          <table:table-cell table:style-name="ce23" office:value-type="float" office:value="6.94" calcext:value-type="float">
            <text:p><text:s text:c="3"/>6.94 </text:p>
          </table:table-cell>
          <table:table-cell table:style-name="ce29" office:value-type="float" office:value="1353" calcext:value-type="float">
            <text:p><text:s text:c="3"/>1,353 </text:p>
          </table:table-cell>
          <table:table-cell table:style-name="ce23" office:value-type="float" office:value="0.487154057159769" calcext:value-type="float">
            <text:p><text:s text:c="3"/>0.49 </text:p>
          </table:table-cell>
          <table:table-cell table:style-name="ce23" office:value-type="float" office:value="5.93" calcext:value-type="float">
            <text:p><text:s text:c="3"/>5.93 </text:p>
          </table:table-cell>
          <table:table-cell table:style-name="ce29" office:value-type="float" office:value="513" calcext:value-type="float">
            <text:p><text:s text:c="3"/>513 </text:p>
          </table:table-cell>
          <table:table-cell table:style-name="ce23" office:value-type="float" office:value="0.184708079322219" calcext:value-type="float">
            <text:p><text:s text:c="3"/>0.18 </text:p>
          </table:table-cell>
          <table:table-cell table:style-name="ce38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1117" calcext:value-type="float">
            <text:p><text:s text:c="3"/>1,117 </text:p>
          </table:table-cell>
          <table:table-cell table:style-name="ce23" office:value-type="float" office:value="0.120946741205374" calcext:value-type="float">
            <text:p><text:s text:c="3"/>0.12 </text:p>
          </table:table-cell>
          <table:table-cell table:style-name="ce23" office:value-type="float" office:value="1.47142970235168" calcext:value-type="float">
            <text:p><text:s text:c="3"/>1.47 </text:p>
          </table:table-cell>
          <table:table-cell table:style-name="ce29" office:value-type="float" office:value="290" calcext:value-type="float">
            <text:p><text:s text:c="3"/>290 </text:p>
          </table:table-cell>
          <table:table-cell table:style-name="ce23" office:value-type="float" office:value="0.0313987770825956" calcext:value-type="float">
            <text:p><text:s text:c="3"/>0.03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9" office:value-type="float" office:value="6001" calcext:value-type="float">
            <text:p><text:s text:c="3"/>6,001 </text:p>
          </table:table-cell>
          <table:table-cell table:style-name="ce23" office:value-type="float" office:value="0.649738142319505" calcext:value-type="float">
            <text:p><text:s text:c="3"/>0.65 </text:p>
          </table:table-cell>
          <table:table-cell table:style-name="ce23" office:value-type="float" office:value="7.91" calcext:value-type="float">
            <text:p><text:s text:c="3"/>7.91 </text:p>
          </table:table-cell>
          <table:table-cell table:style-name="ce29" office:value-type="float" office:value="5711" calcext:value-type="float">
            <text:p><text:s text:c="3"/>5,711 </text:p>
          </table:table-cell>
          <table:table-cell table:style-name="ce23" office:value-type="float" office:value="0.618339365236909" calcext:value-type="float">
            <text:p><text:s text:c="3"/>0.62 </text:p>
          </table:table-cell>
          <table:table-cell table:style-name="ce23" office:value-type="float" office:value="7.52" calcext:value-type="float">
            <text:p><text:s text:c="3"/>7.52 </text:p>
          </table:table-cell>
          <table:table-cell table:style-name="ce29" office:value-type="float" office:value="4582" calcext:value-type="float">
            <text:p><text:s text:c="3"/>4,582 </text:p>
          </table:table-cell>
          <table:table-cell table:style-name="ce23" office:value-type="float" office:value="0.496100677905011" calcext:value-type="float">
            <text:p><text:s text:c="3"/>0.50 </text:p>
          </table:table-cell>
          <table:table-cell table:style-name="ce23" office:value-type="float" office:value="6.04" calcext:value-type="float">
            <text:p><text:s text:c="3"/>6.04 </text:p>
          </table:table-cell>
          <table:table-cell table:style-name="ce29" office:value-type="float" office:value="1829" calcext:value-type="float">
            <text:p><text:s text:c="3"/>1,829 </text:p>
          </table:table-cell>
          <table:table-cell table:style-name="ce23" office:value-type="float" office:value="0.198028838910577" calcext:value-type="float">
            <text:p><text:s text:c="3"/>0.20 </text:p>
          </table:table-cell>
          <table:table-cell table:style-name="ce38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203" calcext:value-type="float">
            <text:p><text:s text:c="3"/>203 </text:p>
          </table:table-cell>
          <table:table-cell table:style-name="ce24" office:value-type="float" office:value="0.44268243750109" calcext:value-type="float">
            <text:p><text:s text:c="3"/>0.44 </text:p>
          </table:table-cell>
          <table:table-cell table:style-name="ce24" office:value-type="float" office:value="5.38477778298608" calcext:value-type="float">
            <text:p><text:s text:c="3"/>5.38 </text:p>
          </table:table-cell>
          <table:table-cell table:style-name="ce30" office:value-type="float" office:value="7" calcext:value-type="float">
            <text:p><text:s text:c="3"/>7 </text:p>
          </table:table-cell>
          <table:table-cell table:style-name="ce24" office:value-type="float" office:value="0.0152615336315146" calcext:value-type="float">
            <text:p><text:s text:c="3"/>0.02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0" office:value-type="float" office:value="281" calcext:value-type="float">
            <text:p><text:s text:c="3"/>281 </text:p>
          </table:table-cell>
          <table:table-cell table:style-name="ce24" office:value-type="float" office:value="0.612641564350802" calcext:value-type="float">
            <text:p><text:s text:c="3"/>0.61 </text:p>
          </table:table-cell>
          <table:table-cell table:style-name="ce24" office:value-type="float" office:value="7.45" calcext:value-type="float">
            <text:p><text:s text:c="3"/>7.45 </text:p>
          </table:table-cell>
          <table:table-cell table:style-name="ce30" office:value-type="float" office:value="274" calcext:value-type="float">
            <text:p><text:s text:c="3"/>274 </text:p>
          </table:table-cell>
          <table:table-cell table:style-name="ce24" office:value-type="float" office:value="0.597380030719287" calcext:value-type="float">
            <text:p><text:s text:c="3"/>0.60 </text:p>
          </table:table-cell>
          <table:table-cell table:style-name="ce24" office:value-type="float" office:value="7.27" calcext:value-type="float">
            <text:p><text:s text:c="3"/>7.27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4" office:value-type="float" office:value="0.460026228035655" calcext:value-type="float">
            <text:p><text:s text:c="3"/>0.46 </text:p>
          </table:table-cell>
          <table:table-cell table:style-name="ce24" office:value-type="float" office:value="5.6" calcext:value-type="float">
            <text:p><text:s text:c="3"/>5.60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4" office:value-type="float" office:value="0.172237308127094" calcext:value-type="float">
            <text:p><text:s text:c="3"/>0.17 </text:p>
          </table:table-cell>
          <table:table-cell table:style-name="ce39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175" calcext:value-type="float">
            <text:p><text:s text:c="3"/>1,175 </text:p>
          </table:table-cell>
          <table:table-cell table:style-name="ce24" office:value-type="float" office:value="0.57377697606349" calcext:value-type="float">
            <text:p><text:s text:c="3"/>0.57 </text:p>
          </table:table-cell>
          <table:table-cell table:style-name="ce24" office:value-type="float" office:value="6.97895102806397" calcext:value-type="float">
            <text:p><text:s text:c="3"/>6.98 </text:p>
          </table:table-cell>
          <table:table-cell table:style-name="ce30" office:value-type="float" office:value="508" calcext:value-type="float">
            <text:p><text:s text:c="3"/>508 </text:p>
          </table:table-cell>
          <table:table-cell table:style-name="ce24" office:value-type="float" office:value="0.247995834841609" calcext:value-type="float">
            <text:p><text:s text:c="3"/>0.25 </text:p>
          </table:table-cell>
          <table:table-cell table:style-name="ce24" office:value-type="float" office:value="3.02" calcext:value-type="float">
            <text:p><text:s text:c="3"/>3.02 </text:p>
          </table:table-cell>
          <table:table-cell table:style-name="ce30" office:value-type="float" office:value="1393" calcext:value-type="float">
            <text:p><text:s text:c="3"/>1,393 </text:p>
          </table:table-cell>
          <table:table-cell table:style-name="ce24" office:value-type="float" office:value="0.680035822705434" calcext:value-type="float">
            <text:p><text:s text:c="3"/>0.68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30" office:value-type="float" office:value="885" calcext:value-type="float">
            <text:p><text:s text:c="3"/>885 </text:p>
          </table:table-cell>
          <table:table-cell table:style-name="ce24" office:value-type="float" office:value="0.432039987863826" calcext:value-type="float">
            <text:p><text:s text:c="3"/>0.43 </text:p>
          </table:table-cell>
          <table:table-cell table:style-name="ce24" office:value-type="float" office:value="5.26" calcext:value-type="float">
            <text:p><text:s text:c="3"/>5.26 </text:p>
          </table:table-cell>
          <table:table-cell table:style-name="ce30" office:value-type="float" office:value="1193" calcext:value-type="float">
            <text:p><text:s text:c="3"/>1,193 </text:p>
          </table:table-cell>
          <table:table-cell table:style-name="ce24" office:value-type="float" office:value="0.582399667255982" calcext:value-type="float">
            <text:p><text:s text:c="3"/>0.58 </text:p>
          </table:table-cell>
          <table:table-cell table:style-name="ce24" office:value-type="float" office:value="7.09" calcext:value-type="float">
            <text:p><text:s text:c="3"/>7.09 </text:p>
          </table:table-cell>
          <table:table-cell table:style-name="ce30" office:value-type="float" office:value="492" calcext:value-type="float">
            <text:p><text:s text:c="3"/>492 </text:p>
          </table:table-cell>
          <table:table-cell table:style-name="ce24" office:value-type="float" office:value="0.240184942405652" calcext:value-type="float">
            <text:p><text:s text:c="3"/>0.24 </text:p>
          </table:table-cell>
          <table:table-cell table:style-name="ce39" office:value-type="float" office:value="2.92" calcext:value-type="float">
            <text:p><text:s text:c="3"/>2.9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90" calcext:value-type="float">
            <text:p><text:s text:c="3"/>490 </text:p>
          </table:table-cell>
          <table:table-cell table:style-name="ce24" office:value-type="float" office:value="0.918702342315992" calcext:value-type="float">
            <text:p><text:s text:c="3"/>0.92 </text:p>
          </table:table-cell>
          <table:table-cell table:style-name="ce24" office:value-type="float" office:value="11.1724131038007" calcext:value-type="float">
            <text:p><text:s text:c="3"/>11.17 </text:p>
          </table:table-cell>
          <table:table-cell table:style-name="ce30" office:value-type="float" office:value="141" calcext:value-type="float">
            <text:p><text:s text:c="3"/>141 </text:p>
          </table:table-cell>
          <table:table-cell table:style-name="ce24" office:value-type="float" office:value="0.264239907347369" calcext:value-type="float">
            <text:p><text:s text:c="3"/>0.26 </text:p>
          </table:table-cell>
          <table:table-cell table:style-name="ce24" office:value-type="float" office:value="3.21" calcext:value-type="float">
            <text:p><text:s text:c="3"/>3.21 </text:p>
          </table:table-cell>
          <table:table-cell table:style-name="ce30" office:value-type="float" office:value="417" calcext:value-type="float">
            <text:p><text:s text:c="3"/>417 </text:p>
          </table:table-cell>
          <table:table-cell table:style-name="ce24" office:value-type="float" office:value="0.781475470665622" calcext:value-type="float">
            <text:p><text:s text:c="3"/>0.78 </text:p>
          </table:table-cell>
          <table:table-cell table:style-name="ce24" office:value-type="float" office:value="9.51" calcext:value-type="float">
            <text:p><text:s text:c="3"/>9.51 </text:p>
          </table:table-cell>
          <table:table-cell table:style-name="ce30" office:value-type="float" office:value="276" calcext:value-type="float">
            <text:p><text:s text:c="3"/>276 </text:p>
          </table:table-cell>
          <table:table-cell table:style-name="ce24" office:value-type="float" office:value="0.517235563318254" calcext:value-type="float">
            <text:p><text:s text:c="3"/>0.52 </text:p>
          </table:table-cell>
          <table:table-cell table:style-name="ce24" office:value-type="float" office:value="6.29" calcext:value-type="float">
            <text:p><text:s text:c="3"/>6.29 </text:p>
          </table:table-cell>
          <table:table-cell table:style-name="ce30" office:value-type="float" office:value="289" calcext:value-type="float">
            <text:p><text:s text:c="3"/>289 </text:p>
          </table:table-cell>
          <table:table-cell table:style-name="ce24" office:value-type="float" office:value="0.541598107967302" calcext:value-type="float">
            <text:p><text:s text:c="3"/>0.54 </text:p>
          </table:table-cell>
          <table:table-cell table:style-name="ce24" office:value-type="float" office:value="6.59" calcext:value-type="float">
            <text:p><text:s text:c="3"/>6.59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4" office:value-type="float" office:value="0.221136943737514" calcext:value-type="float">
            <text:p><text:s text:c="3"/>0.22 </text:p>
          </table:table-cell>
          <table:table-cell table:style-name="ce39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84" calcext:value-type="float">
            <text:p><text:s text:c="3"/>184 </text:p>
          </table:table-cell>
          <table:table-cell table:style-name="ce24" office:value-type="float" office:value="0.324937926260282" calcext:value-type="float">
            <text:p><text:s text:c="3"/>0.32 </text:p>
          </table:table-cell>
          <table:table-cell table:style-name="ce24" office:value-type="float" office:value="3.95276923384785" calcext:value-type="float">
            <text:p><text:s text:c="3"/>3.95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4" office:value-type="float" office:value="0.206584574312179" calcext:value-type="float">
            <text:p><text:s text:c="3"/>0.21 </text:p>
          </table:table-cell>
          <table:table-cell table:style-name="ce24" office:value-type="float" office:value="2.51" calcext:value-type="float">
            <text:p><text:s text:c="3"/>2.51 </text:p>
          </table:table-cell>
          <table:table-cell table:style-name="ce30" office:value-type="float" office:value="467" calcext:value-type="float">
            <text:p><text:s text:c="3"/>467 </text:p>
          </table:table-cell>
          <table:table-cell table:style-name="ce24" office:value-type="float" office:value="0.824572617126391" calcext:value-type="float">
            <text:p><text:s text:c="3"/>0.82 </text:p>
          </table:table-cell>
          <table:table-cell table:style-name="ce24" office:value-type="float" office:value="10.03" calcext:value-type="float">
            <text:p><text:s text:c="3"/>10.03 </text:p>
          </table:table-cell>
          <table:table-cell table:style-name="ce30" office:value-type="float" office:value="350" calcext:value-type="float">
            <text:p><text:s text:c="3"/>350 </text:p>
          </table:table-cell>
          <table:table-cell table:style-name="ce24" office:value-type="float" office:value="0.617988042814212" calcext:value-type="float">
            <text:p><text:s text:c="3"/>0.62 </text:p>
          </table:table-cell>
          <table:table-cell table:style-name="ce24" office:value-type="float" office:value="7.52" calcext:value-type="float">
            <text:p><text:s text:c="3"/>7.52 </text:p>
          </table:table-cell>
          <table:table-cell table:style-name="ce30" office:value-type="float" office:value="319" calcext:value-type="float">
            <text:p><text:s text:c="3"/>319 </text:p>
          </table:table-cell>
          <table:table-cell table:style-name="ce24" office:value-type="float" office:value="0.563251959022096" calcext:value-type="float">
            <text:p><text:s text:c="3"/>0.56 </text:p>
          </table:table-cell>
          <table:table-cell table:style-name="ce24" office:value-type="float" office:value="6.85" calcext:value-type="float">
            <text:p><text:s text:c="3"/>6.85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4" office:value-type="float" office:value="0.197756173700548" calcext:value-type="float">
            <text:p><text:s text:c="3"/>0.20 </text:p>
          </table:table-cell>
          <table:table-cell table:style-name="ce39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67" calcext:value-type="float">
            <text:p><text:s/>－467 </text:p>
          </table:table-cell>
          <table:table-cell table:style-name="ce24" office:value-type="float" office:value="-0.360897281832956" calcext:value-type="float">
            <text:p><text:s/>－0.36 </text:p>
          </table:table-cell>
          <table:table-cell table:style-name="ce24" office:value-type="float" office:value="-4.39170940696142" calcext:value-type="float">
            <text:p><text:s/>－4.39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4" office:value-type="float" office:value="0.0958444105124314" calcext:value-type="float">
            <text:p><text:s text:c="3"/>0.10 </text:p>
          </table:table-cell>
          <table:table-cell table:style-name="ce24" office:value-type="float" office:value="1.17" calcext:value-type="float">
            <text:p><text:s text:c="3"/>1.17 </text:p>
          </table:table-cell>
          <table:table-cell table:style-name="ce30" office:value-type="float" office:value="898" calcext:value-type="float">
            <text:p><text:s text:c="3"/>898 </text:p>
          </table:table-cell>
          <table:table-cell table:style-name="ce24" office:value-type="float" office:value="0.694099037420672" calcext:value-type="float">
            <text:p><text:s text:c="3"/>0.69 </text:p>
          </table:table-cell>
          <table:table-cell table:style-name="ce24" office:value-type="float" office:value="8.44" calcext:value-type="float">
            <text:p><text:s text:c="3"/>8.44 </text:p>
          </table:table-cell>
          <table:table-cell table:style-name="ce30" office:value-type="float" office:value="774" calcext:value-type="float">
            <text:p><text:s text:c="3"/>774 </text:p>
          </table:table-cell>
          <table:table-cell table:style-name="ce24" office:value-type="float" office:value="0.598254626908241" calcext:value-type="float">
            <text:p><text:s text:c="3"/>0.60 </text:p>
          </table:table-cell>
          <table:table-cell table:style-name="ce24" office:value-type="float" office:value="7.28" calcext:value-type="float">
            <text:p><text:s text:c="3"/>7.28 </text:p>
          </table:table-cell>
          <table:table-cell table:style-name="ce30" office:value-type="float" office:value="578" calcext:value-type="float">
            <text:p><text:s text:c="3"/>578 </text:p>
          </table:table-cell>
          <table:table-cell table:style-name="ce24" office:value-type="float" office:value="0.446758623195043" calcext:value-type="float">
            <text:p><text:s text:c="3"/>0.45 </text:p>
          </table:table-cell>
          <table:table-cell table:style-name="ce24" office:value-type="float" office:value="5.44" calcext:value-type="float">
            <text:p><text:s text:c="3"/>5.44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4" office:value-type="float" office:value="0.163090085630024" calcext:value-type="float">
            <text:p><text:s text:c="3"/>0.16 </text:p>
          </table:table-cell>
          <table:table-cell table:style-name="ce39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12" calcext:value-type="float">
            <text:p><text:s/>－212 </text:p>
          </table:table-cell>
          <table:table-cell table:style-name="ce24" office:value-type="float" office:value="-0.410855898107737" calcext:value-type="float">
            <text:p><text:s/>－0.41 </text:p>
          </table:table-cell>
          <table:table-cell table:style-name="ce24" office:value-type="float" office:value="-4.99977385359928" calcext:value-type="float">
            <text:p><text:s/>－5.00 </text:p>
          </table:table-cell>
          <table:table-cell table:style-name="ce30" office:value-type="float" office:value="-86" calcext:value-type="float">
            <text:p><text:s/>－86 </text:p>
          </table:table-cell>
          <table:table-cell table:style-name="ce24" office:value-type="float" office:value="-0.166702203958208" calcext:value-type="float">
            <text:p><text:s/>－0.17 </text:p>
          </table:table-cell>
          <table:table-cell table:style-name="ce24" office:value-type="float" office:value="-2.03" calcext:value-type="float">
            <text:p><text:s/>－2.03 </text:p>
          </table:table-cell>
          <table:table-cell table:style-name="ce30" office:value-type="float" office:value="282" calcext:value-type="float">
            <text:p><text:s text:c="3"/>282 </text:p>
          </table:table-cell>
          <table:table-cell table:style-name="ce24" office:value-type="float" office:value="0.546628157165287" calcext:value-type="float">
            <text:p><text:s text:c="3"/>0.55 </text:p>
          </table:table-cell>
          <table:table-cell table:style-name="ce24" office:value-type="float" office:value="6.65" calcext:value-type="float">
            <text:p><text:s text:c="3"/>6.65 </text:p>
          </table:table-cell>
          <table:table-cell table:style-name="ce30" office:value-type="float" office:value="368" calcext:value-type="float">
            <text:p><text:s text:c="3"/>368 </text:p>
          </table:table-cell>
          <table:table-cell table:style-name="ce24" office:value-type="float" office:value="0.713330361123495" calcext:value-type="float">
            <text:p><text:s text:c="3"/>0.71 </text:p>
          </table:table-cell>
          <table:table-cell table:style-name="ce24" office:value-type="float" office:value="8.68" calcext:value-type="float">
            <text:p><text:s text:c="3"/>8.68 </text:p>
          </table:table-cell>
          <table:table-cell table:style-name="ce30" office:value-type="float" office:value="236" calcext:value-type="float">
            <text:p><text:s text:c="3"/>236 </text:p>
          </table:table-cell>
          <table:table-cell table:style-name="ce24" office:value-type="float" office:value="0.45746186202485" calcext:value-type="float">
            <text:p><text:s text:c="3"/>0.46 </text:p>
          </table:table-cell>
          <table:table-cell table:style-name="ce24" office:value-type="float" office:value="5.57" calcext:value-type="float">
            <text:p><text:s text:c="3"/>5.57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4" office:value-type="float" office:value="0.182209385721762" calcext:value-type="float">
            <text:p><text:s text:c="3"/>0.18 </text:p>
          </table:table-cell>
          <table:table-cell table:style-name="ce39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83" calcext:value-type="float">
            <text:p><text:s text:c="3"/>83 </text:p>
          </table:table-cell>
          <table:table-cell table:style-name="ce24" office:value-type="float" office:value="0.11736441935014" calcext:value-type="float">
            <text:p><text:s text:c="3"/>0.12 </text:p>
          </table:table-cell>
          <table:table-cell table:style-name="ce24" office:value-type="float" office:value="1.42784997936817" calcext:value-type="float">
            <text:p><text:s text:c="3"/>1.43 </text:p>
          </table:table-cell>
          <table:table-cell table:style-name="ce30" office:value-type="float" office:value="-141" calcext:value-type="float">
            <text:p><text:s/>－141 </text:p>
          </table:table-cell>
          <table:table-cell table:style-name="ce24" office:value-type="float" office:value="-0.199366410718843" calcext:value-type="float">
            <text:p><text:s/>－0.20 </text:p>
          </table:table-cell>
          <table:table-cell table:style-name="ce24" office:value-type="float" office:value="-2.43" calcext:value-type="float">
            <text:p><text:s/>－2.43 </text:p>
          </table:table-cell>
          <table:table-cell table:style-name="ce30" office:value-type="float" office:value="449" calcext:value-type="float">
            <text:p><text:s text:c="3"/>449 </text:p>
          </table:table-cell>
          <table:table-cell table:style-name="ce24" office:value-type="float" office:value="0.634861832714614" calcext:value-type="float">
            <text:p><text:s text:c="3"/>0.63 </text:p>
          </table:table-cell>
          <table:table-cell table:style-name="ce24" office:value-type="float" office:value="7.72" calcext:value-type="float">
            <text:p><text:s text:c="3"/>7.72 </text:p>
          </table:table-cell>
          <table:table-cell table:style-name="ce30" office:value-type="float" office:value="590" calcext:value-type="float">
            <text:p><text:s text:c="3"/>590 </text:p>
          </table:table-cell>
          <table:table-cell table:style-name="ce24" office:value-type="float" office:value="0.834228243433457" calcext:value-type="float">
            <text:p><text:s text:c="3"/>0.83 </text:p>
          </table:table-cell>
          <table:table-cell table:style-name="ce24" office:value-type="float" office:value="10.15" calcext:value-type="float">
            <text:p><text:s text:c="3"/>10.15 </text:p>
          </table:table-cell>
          <table:table-cell table:style-name="ce30" office:value-type="float" office:value="322" calcext:value-type="float">
            <text:p><text:s text:c="3"/>322 </text:p>
          </table:table-cell>
          <table:table-cell table:style-name="ce24" office:value-type="float" office:value="0.455290668450124" calcext:value-type="float">
            <text:p><text:s text:c="3"/>0.46 </text:p>
          </table:table-cell>
          <table:table-cell table:style-name="ce24" office:value-type="float" office:value="5.54" calcext:value-type="float">
            <text:p><text:s text:c="3"/>5.54 </text:p>
          </table:table-cell>
          <table:table-cell table:style-name="ce30" office:value-type="float" office:value="145" calcext:value-type="float">
            <text:p><text:s text:c="3"/>145 </text:p>
          </table:table-cell>
          <table:table-cell table:style-name="ce24" office:value-type="float" office:value="0.205022195420087" calcext:value-type="float">
            <text:p><text:s text:c="3"/>0.21 </text:p>
          </table:table-cell>
          <table:table-cell table:style-name="ce39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60" calcext:value-type="float">
            <text:p><text:s/>－260 </text:p>
          </table:table-cell>
          <table:table-cell table:style-name="ce24" office:value-type="float" office:value="-0.493175213772487" calcext:value-type="float">
            <text:p><text:s/>－0.49 </text:p>
          </table:table-cell>
          <table:table-cell table:style-name="ce24" office:value-type="float" office:value="-6.00177839840425" calcext:value-type="float">
            <text:p><text:s/>－6.00 </text:p>
          </table:table-cell>
          <table:table-cell table:style-name="ce30" office:value-type="float" office:value="-232" calcext:value-type="float">
            <text:p><text:s/>－232 </text:p>
          </table:table-cell>
          <table:table-cell table:style-name="ce24" office:value-type="float" office:value="-0.440172578007308" calcext:value-type="float">
            <text:p><text:s/>－0.44 </text:p>
          </table:table-cell>
          <table:table-cell table:style-name="ce24" office:value-type="float" office:value="-5.36" calcext:value-type="float">
            <text:p><text:s/>－5.36 </text:p>
          </table:table-cell>
          <table:table-cell table:style-name="ce30" office:value-type="float" office:value="239" calcext:value-type="float">
            <text:p><text:s text:c="3"/>239 </text:p>
          </table:table-cell>
          <table:table-cell table:style-name="ce24" office:value-type="float" office:value="0.453453647171322" calcext:value-type="float">
            <text:p><text:s text:c="3"/>0.45 </text:p>
          </table:table-cell>
          <table:table-cell table:style-name="ce24" office:value-type="float" office:value="5.52" calcext:value-type="float">
            <text:p><text:s text:c="3"/>5.52 </text:p>
          </table:table-cell>
          <table:table-cell table:style-name="ce30" office:value-type="float" office:value="471" calcext:value-type="float">
            <text:p><text:s text:c="3"/>471 </text:p>
          </table:table-cell>
          <table:table-cell table:style-name="ce24" office:value-type="float" office:value="0.89362622517863" calcext:value-type="float">
            <text:p><text:s text:c="3"/>0.89 </text:p>
          </table:table-cell>
          <table:table-cell table:style-name="ce24" office:value-type="float" office:value="10.87" calcext:value-type="float">
            <text:p><text:s text:c="3"/>10.87 </text:p>
          </table:table-cell>
          <table:table-cell table:style-name="ce30" office:value-type="float" office:value="220" calcext:value-type="float">
            <text:p><text:s text:c="3"/>220 </text:p>
          </table:table-cell>
          <table:table-cell table:style-name="ce24" office:value-type="float" office:value="0.417405030868999" calcext:value-type="float">
            <text:p><text:s text:c="3"/>0.42 </text:p>
          </table:table-cell>
          <table:table-cell table:style-name="ce24" office:value-type="float" office:value="5.08" calcext:value-type="float">
            <text:p><text:s text:c="3"/>5.08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4" office:value-type="float" office:value="0.168859307942459" calcext:value-type="float">
            <text:p><text:s text:c="3"/>0.17 </text:p>
          </table:table-cell>
          <table:table-cell table:style-name="ce39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166" calcext:value-type="float">
            <text:p><text:s/>－166 </text:p>
          </table:table-cell>
          <table:table-cell table:style-name="ce24" office:value-type="float" office:value="-0.195135025208859" calcext:value-type="float">
            <text:p><text:s/>－0.20 </text:p>
          </table:table-cell>
          <table:table-cell table:style-name="ce24" office:value-type="float" office:value="-2.37437446851867" calcext:value-type="float">
            <text:p><text:s/>－2.37 </text:p>
          </table:table-cell>
          <table:table-cell table:style-name="ce30" office:value-type="float" office:value="-178" calcext:value-type="float">
            <text:p><text:s/>－178 </text:p>
          </table:table-cell>
          <table:table-cell table:style-name="ce24" office:value-type="float" office:value="-0.209261588742197" calcext:value-type="float">
            <text:p><text:s/>－0.21 </text:p>
          </table:table-cell>
          <table:table-cell table:style-name="ce24" office:value-type="float" office:value="-2.55" calcext:value-type="float">
            <text:p><text:s/>－2.55 </text:p>
          </table:table-cell>
          <table:table-cell table:style-name="ce30" office:value-type="float" office:value="417" calcext:value-type="float">
            <text:p><text:s text:c="3"/>417 </text:p>
          </table:table-cell>
          <table:table-cell table:style-name="ce24" office:value-type="float" office:value="0.490236418570203" calcext:value-type="float">
            <text:p><text:s text:c="3"/>0.49 </text:p>
          </table:table-cell>
          <table:table-cell table:style-name="ce24" office:value-type="float" office:value="5.96" calcext:value-type="float">
            <text:p><text:s text:c="3"/>5.96 </text:p>
          </table:table-cell>
          <table:table-cell table:style-name="ce30" office:value-type="float" office:value="595" calcext:value-type="float">
            <text:p><text:s text:c="3"/>595 </text:p>
          </table:table-cell>
          <table:table-cell table:style-name="ce24" office:value-type="float" office:value="0.699498007312399" calcext:value-type="float">
            <text:p><text:s text:c="3"/>0.70 </text:p>
          </table:table-cell>
          <table:table-cell table:style-name="ce24" office:value-type="float" office:value="8.51" calcext:value-type="float">
            <text:p><text:s text:c="3"/>8.51 </text:p>
          </table:table-cell>
          <table:table-cell table:style-name="ce30" office:value-type="float" office:value="363" calcext:value-type="float">
            <text:p><text:s text:c="3"/>363 </text:p>
          </table:table-cell>
          <table:table-cell table:style-name="ce24" office:value-type="float" office:value="0.426752565805716" calcext:value-type="float">
            <text:p><text:s text:c="3"/>0.43 </text:p>
          </table:table-cell>
          <table:table-cell table:style-name="ce24" office:value-type="float" office:value="5.19" calcext:value-type="float">
            <text:p><text:s text:c="3"/>5.19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4" office:value-type="float" office:value="0.181046543069092" calcext:value-type="float">
            <text:p><text:s text:c="3"/>0.18 </text:p>
          </table:table-cell>
          <table:table-cell table:style-name="ce39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136" calcext:value-type="float">
            <text:p><text:s text:c="3"/>136 </text:p>
          </table:table-cell>
          <table:table-cell table:style-name="ce24" office:value-type="float" office:value="0.604699762121785" calcext:value-type="float">
            <text:p><text:s text:c="3"/>0.60 </text:p>
          </table:table-cell>
          <table:table-cell table:style-name="ce24" office:value-type="float" office:value="7.35495666887434" calcext:value-type="float">
            <text:p><text:s text:c="3"/>7.35 </text:p>
          </table:table-cell>
          <table:table-cell table:style-name="ce30" office:value-type="float" office:value="-28" calcext:value-type="float">
            <text:p><text:s/>－28 </text:p>
          </table:table-cell>
          <table:table-cell table:style-name="ce24" office:value-type="float" office:value="-0.124459379569993" calcext:value-type="float">
            <text:p><text:s/>－0.12 </text:p>
          </table:table-cell>
          <table:table-cell table:style-name="ce24" office:value-type="float" office:value="-1.51" calcext:value-type="float">
            <text:p><text:s/>－1.51 </text:p>
          </table:table-cell>
          <table:table-cell table:style-name="ce30" office:value-type="float" office:value="148" calcext:value-type="float">
            <text:p><text:s text:c="3"/>148 </text:p>
          </table:table-cell>
          <table:table-cell table:style-name="ce24" office:value-type="float" office:value="0.657856720584248" calcext:value-type="float">
            <text:p><text:s text:c="3"/>0.66 </text:p>
          </table:table-cell>
          <table:table-cell table:style-name="ce24" office:value-type="float" office:value="8" calcext:value-type="float">
            <text:p><text:s text:c="3"/>8.00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4" office:value-type="float" office:value="0.782316100154241" calcext:value-type="float">
            <text:p><text:s text:c="3"/>0.78 </text:p>
          </table:table-cell>
          <table:table-cell table:style-name="ce24" office:value-type="float" office:value="9.52" calcext:value-type="float">
            <text:p><text:s text:c="3"/>9.52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4" office:value-type="float" office:value="0.431162850653189" calcext:value-type="float">
            <text:p><text:s text:c="3"/>0.43 </text:p>
          </table:table-cell>
          <table:table-cell table:style-name="ce24" office:value-type="float" office:value="5.25" calcext:value-type="float">
            <text:p><text:s text:c="3"/>5.25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4" office:value-type="float" office:value="0.19557902503856" calcext:value-type="float">
            <text:p><text:s text:c="3"/>0.20 </text:p>
          </table:table-cell>
          <table:table-cell table:style-name="ce39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38" calcext:value-type="float">
            <text:p><text:s/>－38 </text:p>
          </table:table-cell>
          <table:table-cell table:style-name="ce24" office:value-type="float" office:value="-0.113885658798566" calcext:value-type="float">
            <text:p><text:s/>－0.11 </text:p>
          </table:table-cell>
          <table:table-cell table:style-name="ce24" office:value-type="float" office:value="-1.38568775369725" calcext:value-type="float">
            <text:p><text:s/>－1.39 </text:p>
          </table:table-cell>
          <table:table-cell table:style-name="ce30" office:value-type="float" office:value="-59" calcext:value-type="float">
            <text:p><text:s/>－59 </text:p>
          </table:table-cell>
          <table:table-cell table:style-name="ce24" office:value-type="float" office:value="-0.176832539585013" calcext:value-type="float">
            <text:p><text:s/>－0.18 </text:p>
          </table:table-cell>
          <table:table-cell table:style-name="ce24" office:value-type="float" office:value="-2.15" calcext:value-type="float">
            <text:p><text:s/>－2.15 </text:p>
          </table:table-cell>
          <table:table-cell table:style-name="ce30" office:value-type="float" office:value="204" calcext:value-type="float">
            <text:p><text:s text:c="3"/>204 </text:p>
          </table:table-cell>
          <table:table-cell table:style-name="ce24" office:value-type="float" office:value="0.611420984327842" calcext:value-type="float">
            <text:p><text:s text:c="3"/>0.61 </text:p>
          </table:table-cell>
          <table:table-cell table:style-name="ce24" office:value-type="float" office:value="7.44" calcext:value-type="float">
            <text:p><text:s text:c="3"/>7.44 </text:p>
          </table:table-cell>
          <table:table-cell table:style-name="ce30" office:value-type="float" office:value="263" calcext:value-type="float">
            <text:p><text:s text:c="3"/>263 </text:p>
          </table:table-cell>
          <table:table-cell table:style-name="ce24" office:value-type="float" office:value="0.788253523912855" calcext:value-type="float">
            <text:p><text:s text:c="3"/>0.79 </text:p>
          </table:table-cell>
          <table:table-cell table:style-name="ce24" office:value-type="float" office:value="9.59" calcext:value-type="float">
            <text:p><text:s text:c="3"/>9.59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4" office:value-type="float" office:value="0.542486265506565" calcext:value-type="float">
            <text:p><text:s text:c="3"/>0.54 </text:p>
          </table:table-cell>
          <table:table-cell table:style-name="ce24" office:value-type="float" office:value="6.6" calcext:value-type="float">
            <text:p><text:s text:c="3"/>6.60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4" office:value-type="float" office:value="0.242770096718408" calcext:value-type="float">
            <text:p><text:s text:c="3"/>0.24 </text:p>
          </table:table-cell>
          <table:table-cell table:style-name="ce39" office:value-type="float" office:value="2.95" calcext:value-type="float">
            <text:p><text:s text:c="3"/>2.9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44" calcext:value-type="float">
            <text:p><text:s/>－44 </text:p>
          </table:table-cell>
          <table:table-cell table:style-name="ce24" office:value-type="float" office:value="-0.434971726837756" calcext:value-type="float">
            <text:p><text:s/>－0.43 </text:p>
          </table:table-cell>
          <table:table-cell table:style-name="ce24" office:value-type="float" office:value="-5.29330722935248" calcext:value-type="float">
            <text:p><text:s/>－5.29 </text:p>
          </table:table-cell>
          <table:table-cell table:style-name="ce30" office:value-type="float" office:value="-2" calcext:value-type="float">
            <text:p><text:s/>－2 </text:p>
          </table:table-cell>
          <table:table-cell table:style-name="ce24" office:value-type="float" office:value="-0.019775743073546" calcext:value-type="float">
            <text:p><text:s/>－0.02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4" office:value-type="float" office:value="0.642711649890245" calcext:value-type="float">
            <text:p><text:s text:c="3"/>0.64 </text:p>
          </table:table-cell>
          <table:table-cell table:style-name="ce24" office:value-type="float" office:value="7.82" calcext:value-type="float">
            <text:p><text:s text:c="3"/>7.82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4" office:value-type="float" office:value="0.662487392963791" calcext:value-type="float">
            <text:p><text:s text:c="3"/>0.66 </text:p>
          </table:table-cell>
          <table:table-cell table:style-name="ce24" office:value-type="float" office:value="8.06" calcext:value-type="float">
            <text:p><text:s text:c="3"/>8.06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4" office:value-type="float" office:value="0.365851246860601" calcext:value-type="float">
            <text:p><text:s text:c="3"/>0.37 </text:p>
          </table:table-cell>
          <table:table-cell table:style-name="ce24" office:value-type="float" office:value="4.45" calcext:value-type="float">
            <text:p><text:s text:c="3"/>4.45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4" office:value-type="float" office:value="0.138430201514822" calcext:value-type="float">
            <text:p><text:s text:c="3"/>0.14 </text:p>
          </table:table-cell>
          <table:table-cell table:style-name="ce39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12" calcext:value-type="float">
            <text:p><text:s/>－212 </text:p>
          </table:table-cell>
          <table:table-cell table:style-name="ce24" office:value-type="float" office:value="-0.566847951058562" calcext:value-type="float">
            <text:p><text:s/>－0.57 </text:p>
          </table:table-cell>
          <table:table-cell table:style-name="ce24" office:value-type="float" office:value="-6.89860530135262" calcext:value-type="float">
            <text:p><text:s/>－6.90 </text:p>
          </table:table-cell>
          <table:table-cell table:style-name="ce30" office:value-type="float" office:value="-97" calcext:value-type="float">
            <text:p><text:s/>－97 </text:p>
          </table:table-cell>
          <table:table-cell table:style-name="ce24" office:value-type="float" office:value="-0.259433205310624" calcext:value-type="float">
            <text:p><text:s/>－0.26 </text:p>
          </table:table-cell>
          <table:table-cell table:style-name="ce24" office:value-type="float" office:value="-3.16" calcext:value-type="float">
            <text:p><text:s/>－3.16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4" office:value-type="float" office:value="0.427931060306185" calcext:value-type="float">
            <text:p><text:s text:c="3"/>0.43 </text:p>
          </table:table-cell>
          <table:table-cell table:style-name="ce24" office:value-type="float" office:value="5.21" calcext:value-type="float">
            <text:p><text:s text:c="3"/>5.21 </text:p>
          </table:table-cell>
          <table:table-cell table:style-name="ce30" office:value-type="float" office:value="257" calcext:value-type="float">
            <text:p><text:s text:c="3"/>257 </text:p>
          </table:table-cell>
          <table:table-cell table:style-name="ce24" office:value-type="float" office:value="0.687364265616809" calcext:value-type="float">
            <text:p><text:s text:c="3"/>0.69 </text:p>
          </table:table-cell>
          <table:table-cell table:style-name="ce24" office:value-type="float" office:value="8.36" calcext:value-type="float">
            <text:p><text:s text:c="3"/>8.36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4" office:value-type="float" office:value="0.492120719352112" calcext:value-type="float">
            <text:p><text:s text:c="3"/>0.49 </text:p>
          </table:table-cell>
          <table:table-cell table:style-name="ce24" office:value-type="float" office:value="5.99" calcext:value-type="float">
            <text:p><text:s text:c="3"/>5.99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4" office:value-type="float" office:value="0.213965530153092" calcext:value-type="float">
            <text:p><text:s text:c="3"/>0.21 </text:p>
          </table:table-cell>
          <table:table-cell table:style-name="ce39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87" calcext:value-type="float">
            <text:p><text:s text:c="3"/>387 </text:p>
          </table:table-cell>
          <table:table-cell table:style-name="ce24" office:value-type="float" office:value="0.900724769232918" calcext:value-type="float">
            <text:p><text:s text:c="3"/>0.90 </text:p>
          </table:table-cell>
          <table:table-cell table:style-name="ce24" office:value-type="float" office:value="10.9538848079842" calcext:value-type="float">
            <text:p><text:s text:c="3"/>10.95 </text:p>
          </table:table-cell>
          <table:table-cell table:style-name="ce30" office:value-type="float" office:value="231" calcext:value-type="float">
            <text:p><text:s text:c="3"/>231 </text:p>
          </table:table-cell>
          <table:table-cell table:style-name="ce24" office:value-type="float" office:value="0.5373998918221" calcext:value-type="float">
            <text:p><text:s text:c="3"/>0.54 </text:p>
          </table:table-cell>
          <table:table-cell table:style-name="ce24" office:value-type="float" office:value="6.54" calcext:value-type="float">
            <text:p><text:s text:c="3"/>6.54 </text:p>
          </table:table-cell>
          <table:table-cell table:style-name="ce30" office:value-type="float" office:value="430" calcext:value-type="float">
            <text:p><text:s text:c="3"/>430 </text:p>
          </table:table-cell>
          <table:table-cell table:style-name="ce24" office:value-type="float" office:value="1.00035477698486" calcext:value-type="float">
            <text:p><text:s text:c="3"/>1.00 </text:p>
          </table:table-cell>
          <table:table-cell table:style-name="ce24" office:value-type="float" office:value="12.17" calcext:value-type="float">
            <text:p><text:s text:c="3"/>12.17 </text:p>
          </table:table-cell>
          <table:table-cell table:style-name="ce30" office:value-type="float" office:value="199" calcext:value-type="float">
            <text:p><text:s text:c="3"/>199 </text:p>
          </table:table-cell>
          <table:table-cell table:style-name="ce24" office:value-type="float" office:value="0.462954885162761" calcext:value-type="float">
            <text:p><text:s text:c="3"/>0.46 </text:p>
          </table:table-cell>
          <table:table-cell table:style-name="ce24" office:value-type="float" office:value="5.63" calcext:value-type="float">
            <text:p><text:s text:c="3"/>5.63 </text:p>
          </table:table-cell>
          <table:table-cell table:style-name="ce30" office:value-type="float" office:value="234" calcext:value-type="float">
            <text:p><text:s text:c="3"/>234 </text:p>
          </table:table-cell>
          <table:table-cell table:style-name="ce24" office:value-type="float" office:value="0.544379111196413" calcext:value-type="float">
            <text:p><text:s text:c="3"/>0.54 </text:p>
          </table:table-cell>
          <table:table-cell table:style-name="ce24" office:value-type="float" office:value="6.62" calcext:value-type="float">
            <text:p><text:s text:c="3"/>6.62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4" office:value-type="float" office:value="0.174480484357825" calcext:value-type="float">
            <text:p><text:s text:c="3"/>0.17 </text:p>
          </table:table-cell>
          <table:table-cell table:style-name="ce39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42" calcext:value-type="float">
            <text:p><text:s/>－142 </text:p>
          </table:table-cell>
          <table:table-cell table:style-name="ce24" office:value-type="float" office:value="-0.524018111837274" calcext:value-type="float">
            <text:p><text:s/>－0.52 </text:p>
          </table:table-cell>
          <table:table-cell table:style-name="ce24" office:value-type="float" office:value="-6.37722458461296" calcext:value-type="float">
            <text:p><text:s/>－6.38 </text:p>
          </table:table-cell>
          <table:table-cell table:style-name="ce30" office:value-type="float" office:value="-15" calcext:value-type="float">
            <text:p><text:s/>－15 </text:p>
          </table:table-cell>
          <table:table-cell table:style-name="ce24" office:value-type="float" office:value="-0.0553685329553508" calcext:value-type="float">
            <text:p><text:s/>－0.06 </text:p>
          </table:table-cell>
          <table:table-cell table:style-name="ce24" office:value-type="float" office:value="-0.67" calcext:value-type="float">
            <text:p><text:s/>－0.67 </text:p>
          </table:table-cell>
          <table:table-cell table:style-name="ce30" office:value-type="float" office:value="151" calcext:value-type="float">
            <text:p><text:s text:c="3"/>151 </text:p>
          </table:table-cell>
          <table:table-cell table:style-name="ce24" office:value-type="float" office:value="0.557376565083865" calcext:value-type="float">
            <text:p><text:s text:c="3"/>0.56 </text:p>
          </table:table-cell>
          <table:table-cell table:style-name="ce24" office:value-type="float" office:value="6.78" calcext:value-type="float">
            <text:p><text:s text:c="3"/>6.78 </text:p>
          </table:table-cell>
          <table:table-cell table:style-name="ce30" office:value-type="float" office:value="166" calcext:value-type="float">
            <text:p><text:s text:c="3"/>166 </text:p>
          </table:table-cell>
          <table:table-cell table:style-name="ce24" office:value-type="float" office:value="0.612745098039216" calcext:value-type="float">
            <text:p><text:s text:c="3"/>0.61 </text:p>
          </table:table-cell>
          <table:table-cell table:style-name="ce24" office:value-type="float" office:value="7.46" calcext:value-type="float">
            <text:p><text:s text:c="3"/>7.46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4" office:value-type="float" office:value="0.435565792582093" calcext:value-type="float">
            <text:p><text:s text:c="3"/>0.44 </text:p>
          </table:table-cell>
          <table:table-cell table:style-name="ce24" office:value-type="float" office:value="5.3" calcext:value-type="float">
            <text:p><text:s text:c="3"/>5.30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4" office:value-type="float" office:value="0.151340656744626" calcext:value-type="float">
            <text:p><text:s text:c="3"/>0.15 </text:p>
          </table:table-cell>
          <table:table-cell table:style-name="ce39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496" calcext:value-type="float">
            <text:p><text:s text:c="3"/>496 </text:p>
          </table:table-cell>
          <table:table-cell table:style-name="ce23" office:value-type="float" office:value="3.65036025228699" calcext:value-type="float">
            <text:p><text:s text:c="3"/>3.65 </text:p>
          </table:table-cell>
          <table:table-cell table:style-name="ce23" office:value-type="float" office:value="44.3318028772574" calcext:value-type="float">
            <text:p><text:s text:c="3"/>44.33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3" office:value-type="float" office:value="0.484848484848485" calcext:value-type="float">
            <text:p><text:s text:c="3"/>0.48 </text:p>
          </table:table-cell>
          <table:table-cell table:style-name="ce23" office:value-type="float" office:value="5.9" calcext:value-type="float">
            <text:p><text:s text:c="3"/>5.90 </text:p>
          </table:table-cell>
          <table:table-cell table:style-name="ce29" office:value-type="float" office:value="126" calcext:value-type="float">
            <text:p><text:s text:c="3"/>126 </text:p>
          </table:table-cell>
          <table:table-cell table:style-name="ce23" office:value-type="float" office:value="0.925619834710744" calcext:value-type="float">
            <text:p><text:s text:c="3"/>0.93 </text:p>
          </table:table-cell>
          <table:table-cell table:style-name="ce23" office:value-type="float" office:value="11.26" calcext:value-type="float">
            <text:p><text:s text:c="3"/>11.26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3" office:value-type="float" office:value="0.440771349862259" calcext:value-type="float">
            <text:p><text:s text:c="3"/>0.44 </text:p>
          </table:table-cell>
          <table:table-cell table:style-name="ce23" office:value-type="float" office:value="5.36" calcext:value-type="float">
            <text:p><text:s text:c="3"/>5.36 </text:p>
          </table:table-cell>
          <table:table-cell table:style-name="ce29" office:value-type="float" office:value="57" calcext:value-type="float">
            <text:p><text:s text:c="3"/>57 </text:p>
          </table:table-cell>
          <table:table-cell table:style-name="ce23" office:value-type="float" office:value="0.418732782369146" calcext:value-type="float">
            <text:p><text:s text:c="3"/>0.42 </text:p>
          </table:table-cell>
          <table:table-cell table:style-name="ce23" office:value-type="float" office:value="5.09" calcext:value-type="float">
            <text:p><text:s text:c="3"/>5.09 </text:p>
          </table:table-cell>
          <table:table-cell table:style-name="ce29" office:value-type="float" office:value="17" calcext:value-type="float">
            <text:p><text:s text:c="3"/>17 </text:p>
          </table:table-cell>
          <table:table-cell table:style-name="ce23" office:value-type="float" office:value="0.124885215794307" calcext:value-type="float">
            <text:p><text:s text:c="3"/>0.12 </text:p>
          </table:table-cell>
          <table:table-cell table:style-name="ce38" office:value-type="float" office:value="1.52" calcext:value-type="float">
            <text:p><text:s text:c="3"/>1.5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35" calcext:value-type="float">
            <text:p><text:s text:c="3"/>435 </text:p>
          </table:table-cell>
          <table:table-cell table:style-name="ce24" office:value-type="float" office:value="3.52192499514217" calcext:value-type="float">
            <text:p><text:s text:c="3"/>3.52 </text:p>
          </table:table-cell>
          <table:table-cell table:style-name="ce24" office:value-type="float" office:value="42.7747626879604" calcext:value-type="float">
            <text:p><text:s text:c="3"/>42.77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4" office:value-type="float" office:value="0.436435934841731" calcext:value-type="float">
            <text:p><text:s text:c="3"/>0.44 </text:p>
          </table:table-cell>
          <table:table-cell table:style-name="ce24" office:value-type="float" office:value="5.31" calcext:value-type="float">
            <text:p><text:s text:c="3"/>5.31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4" office:value-type="float" office:value="0.880954016624976" calcext:value-type="float">
            <text:p><text:s text:c="3"/>0.88 </text:p>
          </table:table-cell>
          <table:table-cell table:style-name="ce24" office:value-type="float" office:value="10.72" calcext:value-type="float">
            <text:p><text:s text:c="3"/>10.72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4" office:value-type="float" office:value="0.444518081783245" calcext:value-type="float">
            <text:p><text:s text:c="3"/>0.44 </text:p>
          </table:table-cell>
          <table:table-cell table:style-name="ce24" office:value-type="float" office:value="5.41" calcext:value-type="float">
            <text:p><text:s text:c="3"/>5.41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4" office:value-type="float" office:value="0.428353787900218" calcext:value-type="float">
            <text:p><text:s text:c="3"/>0.43 </text:p>
          </table:table-cell>
          <table:table-cell table:style-name="ce24" office:value-type="float" office:value="5.21" calcext:value-type="float">
            <text:p><text:s text:c="3"/>5.21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4" office:value-type="float" office:value="0.13739649800573" calcext:value-type="float">
            <text:p><text:s text:c="3"/>0.14 </text:p>
          </table:table-cell>
          <table:table-cell table:style-name="ce39" office:value-type="float" office:value="1.67" calcext:value-type="float">
            <text:p><text:s text:c="3"/>1.67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4" office:value-type="float" office:value="4.93327941771128" calcext:value-type="float">
            <text:p><text:s text:c="3"/>4.93 </text:p>
          </table:table-cell>
          <table:table-cell table:style-name="ce24" office:value-type="float" office:value="59.8738789614511" calcext:value-type="float">
            <text:p><text:s text:c="3"/>59.87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4" office:value-type="float" office:value="0.96809325965068" calcext:value-type="float">
            <text:p><text:s text:c="3"/>0.97 </text:p>
          </table:table-cell>
          <table:table-cell table:style-name="ce24" office:value-type="float" office:value="11.78" calcext:value-type="float">
            <text:p><text:s text:c="3"/>11.78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4" office:value-type="float" office:value="1.3714654511718" calcext:value-type="float">
            <text:p><text:s text:c="3"/>1.37 </text:p>
          </table:table-cell>
          <table:table-cell table:style-name="ce24" office:value-type="float" office:value="16.69" calcext:value-type="float">
            <text:p><text:s text:c="3"/>16.69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4" office:value-type="float" office:value="0.403372191521117" calcext:value-type="float">
            <text:p><text:s text:c="3"/>0.40 </text:p>
          </table:table-cell>
          <table:table-cell table:style-name="ce24" office:value-type="float" office:value="4.91" calcext:value-type="float">
            <text:p><text:s text:c="3"/>4.91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4" office:value-type="float" office:value="0.322697753216893" calcext:value-type="float">
            <text:p><text:s text:c="3"/>0.32 </text:p>
          </table:table-cell>
          <table:table-cell table:style-name="ce24" office:value-type="float" office:value="3.93" calcext:value-type="float">
            <text:p><text:s text:c="3"/>3.93 </text:p>
          </table:table-cell>
          <table:table-cell table:style-name="ce30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19"/>
          <table:table-cell table:style-name="ce25"/>
          <table:table-cell table:style-name="ce40"/>
          <table:table-cell table:number-columns-repeated="1005"/>
        </table:table-row>
        <table:table-row table:style-name="ro13">
          <table:table-cell table:style-name="ce9" office:value-type="string" calcext:value-type="string">
            <text:p>說明：1.本表各項比率均為千分率，除較上月底人口增加之月增加率係以上月底人口為分母外，其餘均以月中人口為分母，「0.00」表示未滿百分之0.005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3年7月4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4">
          <table:table-cell table:style-name="ce10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18"/>
          <table:table-cell table:style-name="ce42" table:number-columns-repeated="1005"/>
        </table:table-row>
        <table:table-row table:style-name="ro15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5" table:number-rows-repeated="39">
          <table:table-cell table:style-name="ce11" table:number-columns-repeated="1024"/>
        </table:table-row>
        <table:table-row table:style-name="ro16" table:number-rows-repeated="2843">
          <table:table-cell table:style-name="ce11" table:number-columns-repeated="1024"/>
        </table:table-row>
        <table:table-row table:style-name="ro16" table:number-rows-repeated="104565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range table:name="NAME" table:base-cell-address="$'人口增加&amp;生死結離'.$A$1" table:cell-range-address="#REF!"/>
          <table:named-range table:name="PRINT_AREA_MI" table:base-cell-address="$'人口增加&amp;生死結離'.$A$1" table:cell-range-address="#REF!"/>
          <table:named-range table:name="P_1" table:base-cell-address="$'人口增加&amp;生死結離'.$A$1" table:cell-range-address="#REF!"/>
          <table:named-range table:name="P_11" table:base-cell-address="$'人口增加&amp;生死結離'.$A$1" table:cell-range-address="#REF!"/>
          <table:named-range table:name="P_2" table:base-cell-address="$'人口增加&amp;生死結離'.$A$1" table:cell-range-address="#REF!"/>
          <table:named-range table:name="_a" table:base-cell-address="$'人口增加&amp;生死結離'.$A$1" table:cell-range-address="#REF!"/>
          <table:named-range table:name="_b" table:base-cell-address="$'人口增加&amp;生死結離'.$A$1" table:cell-range-address="#REF!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range table:name="rd_rf_f_97y_9802_data" table:base-cell-address="$'人口增加&amp;生死結離'.$A$1" table:cell-range-address="#REF!"/>
        <table:named-range table:name="rd_rg_f_84y_97y_data" table:base-cell-address="$'人口增加&amp;生死結離'.$A$1" table:cell-range-address="#REF!"/>
        <table:named-range table:name="rd_rg_f_9805_data" table:base-cell-address="$'人口增加&amp;生死結離'.$A$1" table:cell-range-address="#REF!"/>
        <table:named-range table:name="rd_rg_f_9806_data" table:base-cell-address="$'人口增加&amp;生死結離'.$A$1" table:cell-range-address="#REF!"/>
        <table:named-range table:name="rd_rg_f_9807_data" table:base-cell-address="$'人口增加&amp;生死結離'.$A$1" table:cell-range-address="#REF!"/>
        <table:named-range table:name="rd_rg_f_9808_data" table:base-cell-address="$'人口增加&amp;生死結離'.$A$1" table:cell-range-address="#REF!"/>
        <table:named-range table:name="rd_rg_f_98y_9803_data" table:base-cell-address="$'人口增加&amp;生死結離'.$A$1" table:cell-range-address="#REF!"/>
        <table:named-range table:name="rd_rg_f_98y_9804_data" table:base-cell-address="$'人口增加&amp;生死結離'.$A$1" table:cell-range-address="#REF!"/>
        <table:named-range table:name="rd_rg_q9607" table:base-cell-address="$'人口增加&amp;生死結離'.$A$1" table:cell-range-address="#REF!"/>
        <table:named-range table:name="rd_rg_q_84y_97y_data" table:base-cell-address="$'人口增加&amp;生死結離'.$A$1" table:cell-range-address="#REF!"/>
        <table:named-range table:name="rd_rg_q_97y_9802_data" table:base-cell-address="$'人口增加&amp;生死結離'.$A$1" table:cell-range-address="#REF!"/>
        <table:named-range table:name="rd_rg_q_9805_data" table:base-cell-address="$'人口增加&amp;生死結離'.$A$1" table:cell-range-address="#REF!"/>
        <table:named-range table:name="rd_rg_q_9806_data" table:base-cell-address="$'人口增加&amp;生死結離'.$A$1" table:cell-range-address="#REF!"/>
        <table:named-range table:name="rd_rg_q_9807_data" table:base-cell-address="$'人口增加&amp;生死結離'.$A$1" table:cell-range-address="#REF!"/>
        <table:named-range table:name="rd_rg_q_9808_data" table:base-cell-address="$'人口增加&amp;生死結離'.$A$1" table:cell-range-address="#REF!"/>
        <table:named-range table:name="rd_rg_q_98y_9803_data" table:base-cell-address="$'人口增加&amp;生死結離'.$A$1" table:cell-range-address="#REF!"/>
        <table:named-range table:name="rd_rg_q_98y_9804_data" table:base-cell-address="$'人口增加&amp;生死結離'.$A$1" table:cell-range-address="#REF!"/>
        <table:named-range table:name="rd_t9607" table:base-cell-address="$'人口增加&amp;生死結離'.$A$1" table:cell-range-address="#REF!"/>
        <table:named-range table:name="rd_t_84y_97y_data" table:base-cell-address="$'人口增加&amp;生死結離'.$A$1" table:cell-range-address="#REF!"/>
        <table:named-range table:name="rd_t_97y_9802_data" table:base-cell-address="$'人口增加&amp;生死結離'.$A$1" table:cell-range-address="#REF!"/>
        <table:named-range table:name="rd_t_9805_data" table:base-cell-address="$'人口增加&amp;生死結離'.$A$1" table:cell-range-address="#REF!"/>
        <table:named-range table:name="rd_t_9806_data" table:base-cell-address="$'人口增加&amp;生死結離'.$A$1" table:cell-range-address="#REF!"/>
        <table:named-range table:name="rd_t_9807_data" table:base-cell-address="$'人口增加&amp;生死結離'.$A$1" table:cell-range-address="#REF!"/>
        <table:named-range table:name="rd_t_9808_data" table:base-cell-address="$'人口增加&amp;生死結離'.$A$1" table:cell-range-address="#REF!"/>
        <table:named-range table:name="rd_t_98y_9803_data" table:base-cell-address="$'人口增加&amp;生死結離'.$A$1" table:cell-range-address="#REF!"/>
        <table:named-range table:name="rd_t_98y_9804_data" table:base-cell-address="$'人口增加&amp;生死結離'.$A$1" table:cell-range-address="#REF!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P1" style:volatile="true">
      <number:text>－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1P1" style:volatile="true">
      <number:text>－ 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text>    </number:text>
      <number:number number:decimal-places="2" loext:min-decimal-places="2" number:min-integer-digits="1" number:grouping="true"/>
    </number:number-style>
    <number:number-style style:name="N195P1" style:volatile="true">
      <number:text>－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3" loext:min-decimal-places="3" number:min-integer-digits="1"/>
    </number:number-style>
    <number:number-style style:name="N197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">
      <number:text>－ 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">
      <number:text>－ 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7-07T17:50:10</meta:creation-date>
    <dc:creator>user</dc:creator>
    <dc:date>2014-07-07T17:50:39</dc: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